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129cm" style:rel-column-width="4354*"/>
    </style:style>
    <style:style style:name="Table1.C" style:family="table-column">
      <style:table-column-properties style:column-width="4.159cm" style:rel-column-width="16034*"/>
    </style:style>
    <style:style style:name="Table1.D" style:family="table-column">
      <style:table-column-properties style:column-width="2.646cm" style:rel-column-width="10201*"/>
    </style:style>
    <style:style style:name="Table1.E" style:family="table-column">
      <style:table-column-properties style:column-width="2.644cm" style:rel-column-width="10194*"/>
    </style:style>
    <style:style style:name="Table1.F" style:family="table-column">
      <style:table-column-properties style:column-width="2.644cm" style:rel-column-width="10195*"/>
    </style:style>
    <style:style style:name="Table1.G" style:family="table-column">
      <style:table-column-properties style:column-width="2.648cm" style:rel-column-width="1020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cm" fo:break-before="auto" fo:break-after="auto" table:align="margins"/>
    </style:style>
    <style:style style:name="Table2.A" style:family="table-column">
      <style:table-column-properties style:column-width="1.129cm" style:rel-column-width="4354*"/>
    </style:style>
    <style:style style:name="Table2.C" style:family="table-column">
      <style:table-column-properties style:column-width="4.159cm" style:rel-column-width="16034*"/>
    </style:style>
    <style:style style:name="Table2.D" style:family="table-column">
      <style:table-column-properties style:column-width="2.646cm" style:rel-column-width="10201*"/>
    </style:style>
    <style:style style:name="Table2.E" style:family="table-column">
      <style:table-column-properties style:column-width="2.644cm" style:rel-column-width="10194*"/>
    </style:style>
    <style:style style:name="Table2.F" style:family="table-column">
      <style:table-column-properties style:column-width="2.644cm" style:rel-column-width="10195*"/>
    </style:style>
    <style:style style:name="Table2.G" style:family="table-column">
      <style:table-column-properties style:column-width="2.648cm" style:rel-column-width="1020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08ec04" officeooo:paragraph-rsid="000b6b6b" style:font-size-asian="14pt" style:font-size-complex="14pt"/>
    </style:style>
    <style:style style:name="P4" style:family="paragraph" style:parent-style-name="Standard">
      <style:text-properties fo:font-size="14pt" officeooo:rsid="000b6b6b" officeooo:paragraph-rsid="000b6b6b" style:font-size-asian="14pt" style:font-size-complex="14pt"/>
    </style:style>
    <style:style style:name="P5" style:family="paragraph" style:parent-style-name="Standard">
      <style:text-properties fo:font-size="14pt" officeooo:rsid="000d6948" officeooo:paragraph-rsid="000d6948" style:font-size-asian="14pt" style:font-size-complex="14pt"/>
    </style:style>
    <style:style style:name="P6" style:family="paragraph" style:parent-style-name="Standard">
      <style:text-properties fo:font-size="14pt" officeooo:paragraph-rsid="000d6948" style:font-size-asian="14pt" style:font-size-complex="14pt"/>
    </style:style>
    <style:style style:name="P7" style:family="paragraph" style:parent-style-name="Standard">
      <style:text-properties fo:font-size="14pt" officeooo:paragraph-rsid="000e55e0" style:font-size-asian="14pt" style:font-size-complex="14pt"/>
    </style:style>
    <style:style style:name="P8" style:family="paragraph" style:parent-style-name="Standard">
      <style:text-properties fo:font-size="14pt" officeooo:rsid="000e55e0" officeooo:paragraph-rsid="000e55e0" style:font-size-asian="14pt" style:font-size-complex="14pt"/>
    </style:style>
    <style:style style:name="P9" style:family="paragraph" style:parent-style-name="Standard">
      <style:text-properties fo:font-size="14pt" officeooo:rsid="000ee9d3" officeooo:paragraph-rsid="000ee9d3" style:font-size-asian="14pt" style:font-size-complex="14pt"/>
    </style:style>
    <style:style style:name="P10" style:family="paragraph" style:parent-style-name="Standard">
      <style:text-properties fo:font-size="14pt" officeooo:rsid="000f2a9d" officeooo:paragraph-rsid="000f2a9d" style:font-size-asian="14pt" style:font-size-complex="14pt"/>
    </style:style>
    <style:style style:name="P11" style:family="paragraph" style:parent-style-name="Standard">
      <style:text-properties fo:font-size="14pt" officeooo:paragraph-rsid="000f6a74" style:font-size-asian="14pt" style:font-size-complex="14pt"/>
    </style:style>
    <style:style style:name="P12" style:family="paragraph" style:parent-style-name="Standard">
      <style:text-properties fo:font-size="14pt" officeooo:rsid="000f8075" officeooo:paragraph-rsid="000f8075" style:font-size-asian="14pt" style:font-size-complex="14pt"/>
    </style:style>
    <style:style style:name="P13" style:family="paragraph" style:parent-style-name="Standard">
      <style:text-properties fo:font-size="14pt" officeooo:rsid="000f8075" officeooo:paragraph-rsid="001123ef" style:font-size-asian="14pt" style:font-size-complex="14pt"/>
    </style:style>
    <style:style style:name="P14" style:family="paragraph" style:parent-style-name="Standard">
      <style:text-properties fo:font-size="14pt" officeooo:rsid="001123ef" officeooo:paragraph-rsid="001123ef" style:font-size-asian="14pt" style:font-size-complex="14pt"/>
    </style:style>
    <style:style style:name="P15" style:family="paragraph" style:parent-style-name="Standard">
      <style:paragraph-properties fo:text-align="center" style:justify-single-word="false"/>
      <style:text-properties fo:font-size="32pt" style:font-size-asian="32pt" style:font-size-complex="32pt"/>
    </style:style>
    <style:style style:name="P1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7" style:family="paragraph" style:parent-style-name="Standard">
      <style:paragraph-properties fo:text-align="center" style:justify-single-word="false"/>
      <style:text-properties fo:font-size="32pt" fo:font-weight="bold" officeooo:rsid="000f8075" style:font-size-asian="32pt" style:font-weight-asian="bold" style:font-size-complex="32pt" style:font-weight-complex="bold"/>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00e55e0" style:font-size-asian="20pt" style:font-weight-asian="bold" style:font-size-complex="20pt" style:font-weight-complex="bold"/>
    </style:style>
    <style:style style:name="P20" style:family="paragraph" style:parent-style-name="Table_20_Contents">
      <style:text-properties fo:font-size="14pt" style:font-size-asian="14pt" style:font-size-complex="14pt"/>
    </style:style>
    <style:style style:name="P21" style:family="paragraph" style:parent-style-name="Table_20_Contents">
      <style:text-properties fo:font-size="14pt" officeooo:rsid="001123ef" officeooo:paragraph-rsid="001123ef" style:font-size-asian="14pt" style:font-size-complex="14pt"/>
    </style:style>
    <style:style style:name="P22" style:family="paragraph" style:parent-style-name="Table_20_Contents">
      <style:text-properties fo:font-size="14pt" officeooo:rsid="0012c54f" officeooo:paragraph-rsid="0012c54f" style:font-size-asian="14pt" style:font-size-complex="14pt"/>
    </style:style>
    <style:style style:name="P23" style:family="paragraph" style:parent-style-name="Standard">
      <style:text-properties fo:font-size="14pt" officeooo:rsid="000f8075" officeooo:paragraph-rsid="0014aa59" style:font-size-asian="14pt" style:font-size-complex="14pt"/>
    </style:style>
    <style:style style:name="P24" style:family="paragraph" style:parent-style-name="Standard">
      <style:text-properties fo:font-size="14pt" officeooo:rsid="000f8075" officeooo:paragraph-rsid="0015d05d" style:font-size-asian="14pt" style:font-size-complex="14pt"/>
    </style:style>
    <style:style style:name="P25" style:family="paragraph" style:parent-style-name="Standard">
      <style:text-properties fo:font-size="14pt" officeooo:rsid="0014aa59" officeooo:paragraph-rsid="0014aa59" style:font-size-asian="14pt" style:font-size-complex="14pt"/>
    </style:style>
    <style:style style:name="P26" style:family="paragraph" style:parent-style-name="Standard">
      <style:text-properties fo:font-size="14pt" officeooo:rsid="0014aa59" officeooo:paragraph-rsid="0015d05d" style:font-size-asian="14pt" style:font-size-complex="14pt"/>
    </style:style>
    <style:style style:name="P27" style:family="paragraph" style:parent-style-name="Standard">
      <style:text-properties fo:font-size="14pt" officeooo:rsid="0015d05d" officeooo:paragraph-rsid="0015d05d" style:font-size-asian="14pt" style:font-size-complex="14pt"/>
    </style:style>
    <style:style style:name="P28" style:family="paragraph" style:parent-style-name="Standard">
      <style:text-properties fo:font-size="14pt" officeooo:rsid="001123ef" officeooo:paragraph-rsid="0015d05d" style:font-size-asian="14pt" style:font-size-complex="14pt"/>
    </style:style>
    <style:style style:name="P29" style:family="paragraph" style:parent-style-name="Standard">
      <style:text-properties fo:font-size="14pt" officeooo:rsid="0017c162" officeooo:paragraph-rsid="0017c162" style:font-size-asian="14pt" style:font-size-complex="14pt"/>
    </style:style>
    <style:style style:name="P30" style:family="paragraph" style:parent-style-name="Standard">
      <style:text-properties fo:font-size="14pt" fo:font-style="italic" style:text-underline-style="solid" style:text-underline-width="auto" style:text-underline-color="font-color" fo:font-weight="bold" officeooo:rsid="0017dabc" officeooo:paragraph-rsid="0017dabc" style:font-size-asian="14pt" style:font-style-asian="italic" style:font-weight-asian="bold" style:font-size-complex="14pt" style:font-style-complex="italic" style:font-weight-complex="bold"/>
    </style:style>
    <style:style style:name="P31" style:family="paragraph" style:parent-style-name="Standard">
      <style:paragraph-properties fo:text-align="center" style:justify-single-word="false" fo:break-before="page"/>
      <style:text-properties fo:font-size="20pt" officeooo:rsid="0015d05d" officeooo:paragraph-rsid="0015d05d" style:font-size-asian="20pt" style:font-size-complex="20pt"/>
    </style:style>
    <style:style style:name="P32" style:family="paragraph" style:parent-style-name="Table_20_Contents">
      <style:text-properties fo:font-size="14pt" officeooo:rsid="0015d05d" officeooo:paragraph-rsid="0015d05d" style:font-size-asian="14pt" style:font-size-complex="14pt"/>
    </style:style>
    <style:style style:name="P33" style:family="paragraph" style:parent-style-name="Table_20_Contents">
      <style:text-properties fo:font-size="14pt" officeooo:rsid="001123ef" officeooo:paragraph-rsid="0015d05d" style:font-size-asian="14pt" style:font-size-complex="14pt"/>
    </style:style>
    <style:style style:name="P34" style:family="paragraph" style:parent-style-name="Table_20_Contents">
      <style:text-properties fo:font-size="14pt" officeooo:rsid="0012c54f" officeooo:paragraph-rsid="0015d05d" style:font-size-asian="14pt" style:font-size-complex="14pt"/>
    </style:style>
    <style:style style:name="P35" style:family="paragraph" style:parent-style-name="Table_20_Contents">
      <style:text-properties fo:font-size="14pt" officeooo:paragraph-rsid="0015d05d" style:font-size-asian="14pt" style:font-size-complex="14pt"/>
    </style:style>
    <style:style style:name="T1" style:family="text">
      <style:text-properties officeooo:rsid="0008ec04"/>
    </style:style>
    <style:style style:name="T2" style:family="text">
      <style:text-properties officeooo:rsid="000b6b6b"/>
    </style:style>
    <style:style style:name="T3" style:family="text">
      <style:text-properties officeooo:rsid="000d6948"/>
    </style:style>
    <style:style style:name="T4" style:family="text">
      <style:text-properties officeooo:rsid="000e43c6"/>
    </style:style>
    <style:style style:name="T5" style:family="text">
      <style:text-properties officeooo:rsid="000e55e0"/>
    </style:style>
    <style:style style:name="T6" style:family="text">
      <style:text-properties officeooo:rsid="001123ef"/>
    </style:style>
    <style:style style:name="T7" style:family="text">
      <style:text-properties officeooo:rsid="0014aa59"/>
    </style:style>
    <style:style style:name="T8" style:family="text">
      <style:text-properties officeooo:rsid="0015d05d"/>
    </style:style>
    <style:style style:name="T9" style:family="text">
      <style:text-properties fo:font-weight="bold" style:font-weight-asian="bold" style:font-weight-complex="bold"/>
    </style:style>
    <style:style style:name="T10" style:family="text">
      <style:text-properties officeooo:rsid="0017c16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ataxe-64</text:p>
      <text:p text:style-name="P17">Implementing Strassen-Winograd.</text:p>
      <text:p text:style-name="P15">Richard Parker <text:span text:style-name="T7">11</text:span>.<text:span text:style-name="T2">3</text:span>.201<text:span text:style-name="T2">8</text:span></text:p>
      <text:p text:style-name="P1"/>
      <text:p text:style-name="P18">Section 1 – Introduction</text:p>
      <text:p text:style-name="P2"/>
      <text:p text:style-name="P12">This document is the design document for the first use of Strassen-Winograd methods in meataxe64. <text:s/>It is heavily based on Figure 1, page 10 of Steven Huss-Lederman, Elaine M. Jacobson, Jeremy R. Johnson, Anna Tsao, Thomas Turnbull's paper dated August 1 1996<text:span text:style-name="T8">, a version of which is displayed in Table 1.</text:span></text:p>
      <text:p text:style-name="P12"/>
      <text:p text:style-name="P23">The idea is that all matrices are held in the field's Dfmt, including the case where the field is an extension field. <text:s/>The <text:span text:style-name="T7">primary </text:span>operation performed is multiply-and-add<text:span text:style-name="T7">.</text:span></text:p>
      <text:p text:style-name="P25"/>
      <text:p text:style-name="P26">The memory footprint is an important consideration, especially at the larger sizes. <text:s/>The Huss-Lederman et. al. paper <text:span text:style-name="T8">does a multiply-and-add operation us</text:span>ing just one quarter-sized work-area for each of A, B and C<text:span text:style-name="T8"> (at each Strassen level), and - along with the reduction in the size of the base-case, reducing the work-areas for Albrecht and format conversions substantially - it is hoped that the memory footprint will be brought within tolerable levels.</text:span></text:p>
      <text:p text:style-name="P26"/>
      <text:p text:style-name="P29">Any recursive Strassen-Winograd must deal with the possibility that the number of rows or columns of the matrices may not be even, a problem that can be solved by <text:span text:style-name="T11">padding</text:span><text:span text:style-name="T12"> - adding extra zero rows - or </text:span><text:span text:style-name="T11">stripping</text:span><text:span text:style-name="T12"> - doing the extra rows separately. <text:s/>This implementation takes a stripping approach. <text:s/>Moreover, in meataxe64 a single byte holds more than one matrix entry if the field order is 16 or less, and this implementation ensures that the blocks of the matrices start and end on byte boundaries, so that the number of </text:span><text:span text:style-name="T11">bytes</text:span><text:span text:style-name="T12"> of the rows of the sub-blocks are all integers.</text:span></text:p>
      <text:p text:style-name="P26"/>
      <text:p text:style-name="P27">A glance at Table 1 shows many operations that either read or write <text:span text:style-name="T10">sub-blocks of the m</text:span>atrices.<text:span text:style-name="T10"> <text:s/>A preliminary job (now completed) is to upgrade add and subtract to work with such sub-blocks, separating out the length of the row to be added from the "stride" - the number of bytes to be added to a pointer to reach the next row.</text:span></text:p>
      <text:p text:style-name="P27"/>
      <text:p text:style-name="P30">TBD<text:span text:style-name="T13"> sadly I have taken an inconsistant approach - the idea of a Tile is that it has a length of data and a length of stride, and in add/subtract the DSPACE holds the length of data, and in DtoA, DtoB it is the stride that goes in there. <text:s/>The add/subtract approach is correct, and DtoA, DtoB need to be changed.</text:span></text:p>
      <text:p text:style-name="P27"/>
      <text:p text:style-name="P26"/>
      <text:p text:style-name="P26"/>
      <text:p text:style-name="P26"><text:soft-page-break/><text:span text:style-name="T8"><text:s/>are substantially reduced also, and it is hoped that</text:span></text:p>
      <text:p text:style-name="P13"/>
      <text:p text:style-name="P14">Hence we need the following routines</text:p>
      <text:p text:style-name="P14">SLMul and SLMad to perform the top-level user-facing routines. <text:s/></text:p>
      <text:p text:style-name="P14">SWMad the Strassen-recursive routine that does multiply-and-add</text:p>
      <text:p text:style-name="P13"><text:span text:style-name="T6">BCMul to be the base-case multiply as at present.</text:span> </text:p>
      <text:p text:style-name="P13"/>
      <text:p text:style-name="P14">Here is the table</text:p>
      <text:p text:style-name="P28"/>
      <text:p text:style-name="P31"><text:span text:style-name="T9">Table 1.</text:span></text:p>
      <text:p text:style-name="P28"/>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2">1</text:p>
          </table:table-cell>
          <table:table-cell table:style-name="Table2.A1" office:value-type="string">
            <text:p text:style-name="P33">R1</text:p>
          </table:table-cell>
          <table:table-cell table:style-name="Table2.A1" office:value-type="string">
            <text:p text:style-name="P33">A21+A22</text:p>
          </table:table-cell>
          <table:table-cell table:style-name="Table2.A1" office:value-type="string">
            <text:p text:style-name="P33">ADD</text:p>
          </table:table-cell>
          <table:table-cell table:style-name="Table2.A1" office:value-type="string">
            <text:p text:style-name="P35"/>
          </table:table-cell>
          <table:table-cell table:style-name="Table2.A1" office:value-type="string">
            <text:p text:style-name="P35"/>
          </table:table-cell>
          <table:table-cell table:style-name="Table2.G1" office:value-type="string">
            <text:p text:style-name="P35"/>
          </table:table-cell>
        </table:table-row>
        <table:table-row>
          <table:table-cell table:style-name="Table2.A2" office:value-type="string">
            <text:p text:style-name="P34">2</text:p>
          </table:table-cell>
          <table:table-cell table:style-name="Table2.A2" office:value-type="string">
            <text:p text:style-name="P33">R2</text:p>
          </table:table-cell>
          <table:table-cell table:style-name="Table2.A2" office:value-type="string">
            <text:p text:style-name="P33">B12-B11</text:p>
          </table:table-cell>
          <table:table-cell table:style-name="Table2.A2" office:value-type="string">
            <text:p text:style-name="P33">SUB</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3</text:p>
          </table:table-cell>
          <table:table-cell table:style-name="Table2.A2" office:value-type="string">
            <text:p text:style-name="P33">R3</text:p>
          </table:table-cell>
          <table:table-cell table:style-name="Table2.A2" office:value-type="string">
            <text:p text:style-name="P33">R1*R2</text:p>
          </table:table-cell>
          <table:table-cell table:style-name="Table2.A2" office:value-type="string">
            <text:p text:style-name="P33">MUL</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4</text:p>
          </table:table-cell>
          <table:table-cell table:style-name="Table2.A2" office:value-type="string">
            <text:p text:style-name="P33">C12</text:p>
          </table:table-cell>
          <table:table-cell table:style-name="Table2.A2" office:value-type="string">
            <text:p text:style-name="P33">C12+R3</text:p>
          </table:table-cell>
          <table:table-cell table:style-name="Table2.A2" office:value-type="string">
            <text:p text:style-name="P33">AD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5</text:p>
          </table:table-cell>
          <table:table-cell table:style-name="Table2.A2" office:value-type="string">
            <text:p text:style-name="P33">C22</text:p>
          </table:table-cell>
          <table:table-cell table:style-name="Table2.A2" office:value-type="string">
            <text:p text:style-name="P33">C22+R3</text:p>
          </table:table-cell>
          <table:table-cell table:style-name="Table2.A2" office:value-type="string">
            <text:p text:style-name="P33">AD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6</text:p>
          </table:table-cell>
          <table:table-cell table:style-name="Table2.A2" office:value-type="string">
            <text:p text:style-name="P33">R1</text:p>
          </table:table-cell>
          <table:table-cell table:style-name="Table2.A2" office:value-type="string">
            <text:p text:style-name="P33">R1-A11</text:p>
          </table:table-cell>
          <table:table-cell table:style-name="Table2.A2" office:value-type="string">
            <text:p text:style-name="P33">SUB</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7</text:p>
          </table:table-cell>
          <table:table-cell table:style-name="Table2.A2" office:value-type="string">
            <text:p text:style-name="P33">R2</text:p>
          </table:table-cell>
          <table:table-cell table:style-name="Table2.A2" office:value-type="string">
            <text:p text:style-name="P33">B22-R2</text:p>
          </table:table-cell>
          <table:table-cell table:style-name="Table2.A2" office:value-type="string">
            <text:p text:style-name="P33">SUB</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8</text:p>
          </table:table-cell>
          <table:table-cell table:style-name="Table2.A2" office:value-type="string">
            <text:p text:style-name="P33">R3</text:p>
          </table:table-cell>
          <table:table-cell table:style-name="Table2.A2" office:value-type="string">
            <text:p text:style-name="P33">A11*B11</text:p>
          </table:table-cell>
          <table:table-cell table:style-name="Table2.A2" office:value-type="string">
            <text:p text:style-name="P33">MUL</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9</text:p>
          </table:table-cell>
          <table:table-cell table:style-name="Table2.A2" office:value-type="string">
            <text:p text:style-name="P33">C11</text:p>
          </table:table-cell>
          <table:table-cell table:style-name="Table2.A2" office:value-type="string">
            <text:p text:style-name="P33">C11+R3</text:p>
          </table:table-cell>
          <table:table-cell table:style-name="Table2.A2" office:value-type="string">
            <text:p text:style-name="P33">AD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0</text:p>
          </table:table-cell>
          <table:table-cell table:style-name="Table2.A2" office:value-type="string">
            <text:p text:style-name="P33">R3</text:p>
          </table:table-cell>
          <table:table-cell table:style-name="Table2.A2" office:value-type="string">
            <text:p text:style-name="P33">R3+R1*R2</text:p>
          </table:table-cell>
          <table:table-cell table:style-name="Table2.A2" office:value-type="string">
            <text:p text:style-name="P33">MA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1</text:p>
          </table:table-cell>
          <table:table-cell table:style-name="Table2.A2" office:value-type="string">
            <text:p text:style-name="P33">C11</text:p>
          </table:table-cell>
          <table:table-cell table:style-name="Table2.A2" office:value-type="string">
            <text:p text:style-name="P33">C11+A12*B21</text:p>
          </table:table-cell>
          <table:table-cell table:style-name="Table2.A2" office:value-type="string">
            <text:p text:style-name="P33">MA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2</text:p>
          </table:table-cell>
          <table:table-cell table:style-name="Table2.A2" office:value-type="string">
            <text:p text:style-name="P33">R1</text:p>
          </table:table-cell>
          <table:table-cell table:style-name="Table2.A2" office:value-type="string">
            <text:p text:style-name="P33">A12-R1</text:p>
          </table:table-cell>
          <table:table-cell table:style-name="Table2.A2" office:value-type="string">
            <text:p text:style-name="P33">SUB</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3</text:p>
          </table:table-cell>
          <table:table-cell table:style-name="Table2.A2" office:value-type="string">
            <text:p text:style-name="P33">R2</text:p>
          </table:table-cell>
          <table:table-cell table:style-name="Table2.A2" office:value-type="string">
            <text:p text:style-name="P33">B21-R2</text:p>
          </table:table-cell>
          <table:table-cell table:style-name="Table2.A2" office:value-type="string">
            <text:p text:style-name="P33">SUB</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4</text:p>
          </table:table-cell>
          <table:table-cell table:style-name="Table2.A2" office:value-type="string">
            <text:p text:style-name="P33">C12</text:p>
          </table:table-cell>
          <table:table-cell table:style-name="Table2.A2" office:value-type="string">
            <text:p text:style-name="P33">C12+R1*B22</text:p>
          </table:table-cell>
          <table:table-cell table:style-name="Table2.A2" office:value-type="string">
            <text:p text:style-name="P33">MA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5</text:p>
          </table:table-cell>
          <table:table-cell table:style-name="Table2.A2" office:value-type="string">
            <text:p text:style-name="P33">C12</text:p>
          </table:table-cell>
          <table:table-cell table:style-name="Table2.A2" office:value-type="string">
            <text:p text:style-name="P33">C12+R3</text:p>
          </table:table-cell>
          <table:table-cell table:style-name="Table2.A2" office:value-type="string">
            <text:p text:style-name="P33">AD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6</text:p>
          </table:table-cell>
          <table:table-cell table:style-name="Table2.A2" office:value-type="string">
            <text:p text:style-name="P33">C21</text:p>
          </table:table-cell>
          <table:table-cell table:style-name="Table2.A2" office:value-type="string">
            <text:p text:style-name="P33">C21+A22*R2</text:p>
          </table:table-cell>
          <table:table-cell table:style-name="Table2.A2" office:value-type="string">
            <text:p text:style-name="P33">MA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7</text:p>
          </table:table-cell>
          <table:table-cell table:style-name="Table2.A2" office:value-type="string">
            <text:p text:style-name="P33">R1</text:p>
          </table:table-cell>
          <table:table-cell table:style-name="Table2.A2" office:value-type="string">
            <text:p text:style-name="P33">A11-A21</text:p>
          </table:table-cell>
          <table:table-cell table:style-name="Table2.A2" office:value-type="string">
            <text:p text:style-name="P33">SUB</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8</text:p>
          </table:table-cell>
          <table:table-cell table:style-name="Table2.A2" office:value-type="string">
            <text:p text:style-name="P33">R2</text:p>
          </table:table-cell>
          <table:table-cell table:style-name="Table2.A2" office:value-type="string">
            <text:p text:style-name="P33">B22-B12</text:p>
          </table:table-cell>
          <table:table-cell table:style-name="Table2.A2" office:value-type="string">
            <text:p text:style-name="P33">SUB</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19</text:p>
          </table:table-cell>
          <table:table-cell table:style-name="Table2.A2" office:value-type="string">
            <text:p text:style-name="P33">R3</text:p>
          </table:table-cell>
          <table:table-cell table:style-name="Table2.A2" office:value-type="string">
            <text:p text:style-name="P33">R3+R1*R2</text:p>
          </table:table-cell>
          <table:table-cell table:style-name="Table2.A2" office:value-type="string">
            <text:p text:style-name="P33">MA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20</text:p>
          </table:table-cell>
          <table:table-cell table:style-name="Table2.A2" office:value-type="string">
            <text:p text:style-name="P33">C21</text:p>
          </table:table-cell>
          <table:table-cell table:style-name="Table2.A2" office:value-type="string">
            <text:p text:style-name="P33">C21+R3</text:p>
          </table:table-cell>
          <table:table-cell table:style-name="Table2.A2" office:value-type="string">
            <text:p text:style-name="P33">AD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table-cell table:style-name="Table2.A2" office:value-type="string">
            <text:p text:style-name="P34">21</text:p>
          </table:table-cell>
          <table:table-cell table:style-name="Table2.A2" office:value-type="string">
            <text:p text:style-name="P33">C22</text:p>
          </table:table-cell>
          <table:table-cell table:style-name="Table2.A2" office:value-type="string">
            <text:p text:style-name="P33">C22+R3</text:p>
          </table:table-cell>
          <table:table-cell table:style-name="Table2.A2" office:value-type="string">
            <text:p text:style-name="P33">ADD</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
      <text:p text:style-name="P28"/>
      <text:p text:style-name="P24"/>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2">1</text:p>
          </table:table-cell>
          <table:table-cell table:style-name="Table1.A1" office:value-type="string">
            <text:p text:style-name="P21">R1</text:p>
          </table:table-cell>
          <table:table-cell table:style-name="Table1.A1" office:value-type="string">
            <text:p text:style-name="P21">A21+A22</text:p>
          </table:table-cell>
          <table:table-cell table:style-name="Table1.A1" office:value-type="string">
            <text:p text:style-name="P21">ADD</text:p>
          </table:table-cell>
          <table:table-cell table:style-name="Table1.A1" office:value-type="string">
            <text:p text:style-name="P20"/>
          </table:table-cell>
          <table:table-cell table:style-name="Table1.A1" office:value-type="string">
            <text:p text:style-name="P20"/>
          </table:table-cell>
          <table:table-cell table:style-name="Table1.G1" office:value-type="string">
            <text:p text:style-name="P20"/>
          </table:table-cell>
        </table:table-row>
        <table:table-row>
          <table:table-cell table:style-name="Table1.A2" office:value-type="string">
            <text:p text:style-name="P22">2</text:p>
          </table:table-cell>
          <table:table-cell table:style-name="Table1.A2" office:value-type="string">
            <text:p text:style-name="P21">R2</text:p>
          </table:table-cell>
          <table:table-cell table:style-name="Table1.A2" office:value-type="string">
            <text:p text:style-name="P21">B12-B11</text:p>
          </table:table-cell>
          <table:table-cell table:style-name="Table1.A2" office:value-type="string">
            <text:p text:style-name="P21">SUB</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3</text:p>
          </table:table-cell>
          <table:table-cell table:style-name="Table1.A2" office:value-type="string">
            <text:p text:style-name="P21">R3</text:p>
          </table:table-cell>
          <table:table-cell table:style-name="Table1.A2" office:value-type="string">
            <text:p text:style-name="P21">R1*R2</text:p>
          </table:table-cell>
          <table:table-cell table:style-name="Table1.A2" office:value-type="string">
            <text:p text:style-name="P21">MUL</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4</text:p>
          </table:table-cell>
          <table:table-cell table:style-name="Table1.A2" office:value-type="string">
            <text:p text:style-name="P21">C12</text:p>
          </table:table-cell>
          <table:table-cell table:style-name="Table1.A2" office:value-type="string">
            <text:p text:style-name="P21">C12+R3</text:p>
          </table:table-cell>
          <table:table-cell table:style-name="Table1.A2" office:value-type="string">
            <text:p text:style-name="P21">AD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5</text:p>
          </table:table-cell>
          <table:table-cell table:style-name="Table1.A2" office:value-type="string">
            <text:p text:style-name="P21">C22</text:p>
          </table:table-cell>
          <table:table-cell table:style-name="Table1.A2" office:value-type="string">
            <text:p text:style-name="P21">C22+R3</text:p>
          </table:table-cell>
          <table:table-cell table:style-name="Table1.A2" office:value-type="string">
            <text:p text:style-name="P21">AD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6</text:p>
          </table:table-cell>
          <table:table-cell table:style-name="Table1.A2" office:value-type="string">
            <text:p text:style-name="P21">R1</text:p>
          </table:table-cell>
          <table:table-cell table:style-name="Table1.A2" office:value-type="string">
            <text:p text:style-name="P21">R1-A11</text:p>
          </table:table-cell>
          <table:table-cell table:style-name="Table1.A2" office:value-type="string">
            <text:p text:style-name="P21">SUB</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7</text:p>
          </table:table-cell>
          <table:table-cell table:style-name="Table1.A2" office:value-type="string">
            <text:p text:style-name="P21">R2</text:p>
          </table:table-cell>
          <table:table-cell table:style-name="Table1.A2" office:value-type="string">
            <text:p text:style-name="P21">B22-R2</text:p>
          </table:table-cell>
          <table:table-cell table:style-name="Table1.A2" office:value-type="string">
            <text:p text:style-name="P21">SUB</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8</text:p>
          </table:table-cell>
          <table:table-cell table:style-name="Table1.A2" office:value-type="string">
            <text:p text:style-name="P21">R3</text:p>
          </table:table-cell>
          <table:table-cell table:style-name="Table1.A2" office:value-type="string">
            <text:p text:style-name="P21">A11*B11</text:p>
          </table:table-cell>
          <table:table-cell table:style-name="Table1.A2" office:value-type="string">
            <text:p text:style-name="P21">MUL</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9</text:p>
          </table:table-cell>
          <table:table-cell table:style-name="Table1.A2" office:value-type="string">
            <text:p text:style-name="P21">C11</text:p>
          </table:table-cell>
          <table:table-cell table:style-name="Table1.A2" office:value-type="string">
            <text:p text:style-name="P21">C11+R3</text:p>
          </table:table-cell>
          <table:table-cell table:style-name="Table1.A2" office:value-type="string">
            <text:p text:style-name="P21">AD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0</text:p>
          </table:table-cell>
          <table:table-cell table:style-name="Table1.A2" office:value-type="string">
            <text:p text:style-name="P21">R3</text:p>
          </table:table-cell>
          <table:table-cell table:style-name="Table1.A2" office:value-type="string">
            <text:p text:style-name="P21">R3+R1*R2</text:p>
          </table:table-cell>
          <table:table-cell table:style-name="Table1.A2" office:value-type="string">
            <text:p text:style-name="P21">MA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1</text:p>
          </table:table-cell>
          <table:table-cell table:style-name="Table1.A2" office:value-type="string">
            <text:p text:style-name="P21">C11</text:p>
          </table:table-cell>
          <table:table-cell table:style-name="Table1.A2" office:value-type="string">
            <text:p text:style-name="P21">C11+A12*B21</text:p>
          </table:table-cell>
          <table:table-cell table:style-name="Table1.A2" office:value-type="string">
            <text:p text:style-name="P21">MA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2</text:p>
          </table:table-cell>
          <table:table-cell table:style-name="Table1.A2" office:value-type="string">
            <text:p text:style-name="P21">R1</text:p>
          </table:table-cell>
          <table:table-cell table:style-name="Table1.A2" office:value-type="string">
            <text:p text:style-name="P21">A12-R1</text:p>
          </table:table-cell>
          <table:table-cell table:style-name="Table1.A2" office:value-type="string">
            <text:p text:style-name="P21">SUB</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3</text:p>
          </table:table-cell>
          <table:table-cell table:style-name="Table1.A2" office:value-type="string">
            <text:p text:style-name="P21">R2</text:p>
          </table:table-cell>
          <table:table-cell table:style-name="Table1.A2" office:value-type="string">
            <text:p text:style-name="P21">B21-R2</text:p>
          </table:table-cell>
          <table:table-cell table:style-name="Table1.A2" office:value-type="string">
            <text:p text:style-name="P21">SUB</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4</text:p>
          </table:table-cell>
          <table:table-cell table:style-name="Table1.A2" office:value-type="string">
            <text:p text:style-name="P21">C12</text:p>
          </table:table-cell>
          <table:table-cell table:style-name="Table1.A2" office:value-type="string">
            <text:p text:style-name="P21">C12+R1*B22</text:p>
          </table:table-cell>
          <table:table-cell table:style-name="Table1.A2" office:value-type="string">
            <text:p text:style-name="P21">MA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5</text:p>
          </table:table-cell>
          <table:table-cell table:style-name="Table1.A2" office:value-type="string">
            <text:p text:style-name="P21">C12</text:p>
          </table:table-cell>
          <table:table-cell table:style-name="Table1.A2" office:value-type="string">
            <text:p text:style-name="P21">C12+R3</text:p>
          </table:table-cell>
          <table:table-cell table:style-name="Table1.A2" office:value-type="string">
            <text:p text:style-name="P21">AD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6</text:p>
          </table:table-cell>
          <table:table-cell table:style-name="Table1.A2" office:value-type="string">
            <text:p text:style-name="P21">C21</text:p>
          </table:table-cell>
          <table:table-cell table:style-name="Table1.A2" office:value-type="string">
            <text:p text:style-name="P21">C21+A22*R2</text:p>
          </table:table-cell>
          <table:table-cell table:style-name="Table1.A2" office:value-type="string">
            <text:p text:style-name="P21">MA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7</text:p>
          </table:table-cell>
          <table:table-cell table:style-name="Table1.A2" office:value-type="string">
            <text:p text:style-name="P21">R1</text:p>
          </table:table-cell>
          <table:table-cell table:style-name="Table1.A2" office:value-type="string">
            <text:p text:style-name="P21">A11-A21</text:p>
          </table:table-cell>
          <table:table-cell table:style-name="Table1.A2" office:value-type="string">
            <text:p text:style-name="P21">SUB</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8</text:p>
          </table:table-cell>
          <table:table-cell table:style-name="Table1.A2" office:value-type="string">
            <text:p text:style-name="P21">R2</text:p>
          </table:table-cell>
          <table:table-cell table:style-name="Table1.A2" office:value-type="string">
            <text:p text:style-name="P21">B22-B12</text:p>
          </table:table-cell>
          <table:table-cell table:style-name="Table1.A2" office:value-type="string">
            <text:p text:style-name="P21">SUB</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19</text:p>
          </table:table-cell>
          <table:table-cell table:style-name="Table1.A2" office:value-type="string">
            <text:p text:style-name="P21">R3</text:p>
          </table:table-cell>
          <table:table-cell table:style-name="Table1.A2" office:value-type="string">
            <text:p text:style-name="P21">R3+R1*R2</text:p>
          </table:table-cell>
          <table:table-cell table:style-name="Table1.A2" office:value-type="string">
            <text:p text:style-name="P21">MA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20</text:p>
          </table:table-cell>
          <table:table-cell table:style-name="Table1.A2" office:value-type="string">
            <text:p text:style-name="P21">C21</text:p>
          </table:table-cell>
          <table:table-cell table:style-name="Table1.A2" office:value-type="string">
            <text:p text:style-name="P21">C21+R3</text:p>
          </table:table-cell>
          <table:table-cell table:style-name="Table1.A2" office:value-type="string">
            <text:p text:style-name="P21">AD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row>
          <table:table-cell table:style-name="Table1.A2" office:value-type="string">
            <text:p text:style-name="P22">21</text:p>
          </table:table-cell>
          <table:table-cell table:style-name="Table1.A2" office:value-type="string">
            <text:p text:style-name="P21">C22</text:p>
          </table:table-cell>
          <table:table-cell table:style-name="Table1.A2" office:value-type="string">
            <text:p text:style-name="P21">C22+R3</text:p>
          </table:table-cell>
          <table:table-cell table:style-name="Table1.A2" office:value-type="string">
            <text:p text:style-name="P21">ADD</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
          </table:table-cell>
        </table:table-row>
      </table:table>
      <text:p text:style-name="P14"/>
      <text:p text:style-name="P12"/>
      <text:p text:style-name="P3"/>
      <text:p text:style-name="P3">is document <text:span text:style-name="T2">is a new attempt to incorporate S</text:span>trassen-Winograd methods into<text:span text:style-name="T2"> the Slab multiply in </text:span>meataxe64.<text:span text:style-name="T2"> <text:s/>With the relative speeds of addition, memory access, extension-field extraction/assembly and the various format conversions varying by large factors with the exact field, no previous attempt at a uniform treatment has yet really got anywhere, and I feel the next step is to consider the fields one-at-a-time, in the hopes that some general patterns will emerge and the programming landscape will later simplify, at least a bit. <text:s/>In any case, whatever complexity remains will be the truth.</text:span></text:p>
      <text:p text:style-name="P3"/>
      <text:p text:style-name="P4"><text:span text:style-name="T3">Firstly . . . the specification. <text:s/>What exactly does slab multiply need to do? <text:s/></text:span>To reduce memory footprint, the higher-level (multi-core) software will <text:span text:style-name="T3">try</text:span> to do<text:span text:style-name="T4"> multiply-and-add (</text:span>C+=A*B<text:span text:style-name="T4">)</text:span> wherever possible, where the matrix chopping is already done. <text:span text:style-name="T3"><text:s text:c="2"/>Slab multiplication will certainly need to be able to handle this case, where the inputs must be conserved and data can be disposed of by adding into the output. <text:s/>All three </text:span><text:soft-page-break/><text:span text:style-name="T3">matrices as currently specified are in Dfmt, and it seems likely that any matrix chopping inside slab multiply be of a "virtual" nature. <text:s/>Hence a matrix segment will usually consist of a pointer, a length, a "stride" and some further information specifying virtual zeros at the end of the rows and at the bottom of the matrix.</text:span></text:p>
      <text:p text:style-name="P4"/>
      <text:p text:style-name="P5">Nevertheless, <text:span text:style-name="T4">simple </text:span>matrix multiplication (C=A*B) is an important case also, occuring as the first operation on an "accumulator" during matrix multiplication, and also in Gaussian when doing a "mimic". <text:s/>Here the output area C is available for use as a scratch area if required, and there seems little doubt that using this scratch area can reduce the memory footprint in those cases.</text:p>
      <text:p text:style-name="P5"/>
      <text:p text:style-name="P19">Section <text:span text:style-name="T5">2</text:span> – <text:span text:style-name="T5">Mod 2.</text:span></text:p>
      <text:p text:style-name="P7"/>
      <text:p text:style-name="P8">Probably about half the work done by the meataxe is mod 2, so it makes sense to start the analysis there. <text:s/>Let's start with a clean sheet, ignoring what we have and dreaming what we'd really like.</text:p>
      <text:p text:style-name="P8"/>
      <text:p text:style-name="P9">Profiling on my laptop at 1,200 dimensions suggests that at this scale, the cubic work is about 50% of the entire work, with DtoA and DtoB the biggest other jobs. <text:s/>This suggests that, even ignoring the costs of the extra additions, chopping below about 8,000 dimensions will not gain.</text:p>
      <text:p text:style-name="P9"/>
      <text:p text:style-name="P9">Using (say) babbage to work with 1,000,000 dimensional matrices mod 2, we might use strategy I with matrix B and about 30% of matrices A and C in memory and could chop 12x12 in mmul to give slabs of around 80,000 dimensions. <text:s/>Hence we are probably looking to implement precisely three levels of Strassen within the slab, leaving us a couple of slabs per thread for working memory.</text:p>
      <text:p text:style-name="P9"/>
      <text:p text:style-name="P10">Ideally we'd like to do the Bfmt conversion as part of reading the matrix in. <text:s/></text:p>
      <text:p text:style-name="P5"/>
      <text:p text:style-name="P5"/>
      <text:p text:style-name="P6"/>
      <text:p text:style-name="P18"><text:span text:style-name="T5">Appendix - old stuff about detailed Winograd</text:span>.</text:p>
      <text:p text:style-name="P2"/>
      <text:p text:style-name="P2">As far as I know, the scheme below is the fastest string of operations needed to perform Strassen. <text:s/>The Afmt adds (presumably done in Dfmt) and also the Bfmt ones (possibly done in Cfmt) can both be done by reading simultaneously through the four matrices and writing out the four answers. <text:s/>A similar comment applies to the Cfmt adds.</text:p>
      <text:p text:style-name="P2"/>
      <text:p text:style-name="P2">My main source is a paper by Boyer, Dumas, Pernet and Zhou “Memory efficient scheduling of Strassen-Winograd’s matrix multiplication algorithm”, and I retain their numbering.</text:p>
      <text:p text:style-name="P2"/>
      <text:p text:style-name="P2"><text:soft-page-break/>Afmt. <text:s/>One addition and three subtractions</text:p>
      <text:p text:style-name="P2">1. <text:s/>S3 = A11 − A21 </text:p>
      <text:p text:style-name="P2">2. <text:s/>S1 = A21 + A22 </text:p>
      <text:p text:style-name="P2">3. <text:s/>S2 = S1 − A11 = A21 + A22 – A11 = A22 – S3</text:p>
      <text:p text:style-name="P2">4. <text:s/>S4 = A12 − S2 </text:p>
      <text:p text:style-name="P2">Bfmt. <text:s/>Four subtractions.</text:p>
      <text:p text:style-name="P2">5. <text:s/>T1 = B12 − B11 <text:tab/></text:p>
      <text:p text:style-name="P2">6. <text:s/>T3 = B22 − B12 </text:p>
      <text:p text:style-name="P2">7. <text:s/>T2 = B22 − T1 = B22 + B11 – B12 = T3 + B11</text:p>
      <text:p text:style-name="P2">8. <text:s/>T4 = B21 − T2</text:p>
      <text:p text:style-name="P2">Multiply. <text:s/>Three products</text:p>
      <text:p text:style-name="P2">9. <text:s/>P1 = A11 B11 <text:tab/></text:p>
      <text:p text:style-name="P2">10. <text:s/>P5 = S1 T1 </text:p>
      <text:p text:style-name="P2">11. <text:s/>P4 = A22 T4</text:p>
      <text:p text:style-name="P2">Multiply. <text:s/>Four multiply-and-adds</text:p>
      <text:p text:style-name="P2">12. <text:s/>U2 = P1 + S2 T2 <text:s text:c="2"/>(P6)</text:p>
      <text:p text:style-name="P2">13. <text:s/>U3 = U2 + S3 T3 <text:s text:c="3"/>(P7)</text:p>
      <text:p text:style-name="P2">15. <text:s/>U5 = U4 + S4 B22 <text:s text:c="3"/>(P3) (C12)</text:p>
      <text:p text:style-name="P2">16. <text:s/>U1 = P1 + A12 B21 <text:s text:c="3"/>(P2) <text:s/>(C11)</text:p>
      <text:p text:style-name="P2">Cfmt <text:s/>Three adds.</text:p>
      <text:p text:style-name="P2">14. <text:s/>U4 = U2 + P5 </text:p>
      <text:p text:style-name="P2">17. <text:s/>U7 = U3 + P5 (C22)</text:p>
      <text:p text:style-name="P2">18. <text:s/>U6 = U3 + P4 <text:s/>(C21)</text:p>
      <text:p text:style-name="P2"/>
      <text:p text:style-name="P11">To prove that these work, we follow them through with replacements.</text:p>
      <text:p text:style-name="P11"/>
      <text:p text:style-name="P11">A11 A12 <text:s text:c="5"/>B11 B12 <text:s text:c="3"/>we abbreviate <text:s text:c="5"/>a b <text:s text:c="3"/>e f</text:p>
      <text:p text:style-name="P2">A21 A22 <text:s text:c="5"/>B21 B22 <text:s text:c="13"/>to <text:s text:c="14"/>c d <text:s text:c="3"/>g h</text:p>
      <text:p text:style-name="P2"/>
      <text:p text:style-name="P2">1. <text:s/>S3 = A11 − A21 = a − c</text:p>
      <text:p text:style-name="P2">2. <text:s/>S1 = A21 + A22 = c + d</text:p>
      <text:p text:style-name="P2">3. <text:s/>S2 = S1 − A11 = c + d − a</text:p>
      <text:p text:style-name="P2">4. <text:s/>S4 = A12 − S2 = b − c − d + a</text:p>
      <text:p text:style-name="P2">5. <text:s/>T1 = B12 − B11 = f − e<text:tab/></text:p>
      <text:p text:style-name="P2">6. <text:s/>T3 = B22 − B12 = h − f</text:p>
      <text:p text:style-name="P2">7. <text:s/>T2 = B22 − T1 = h − f + e</text:p>
      <text:p text:style-name="P2">8. <text:s/>T4 = B21 − T2 = g − h + f − e</text:p>
      <text:p text:style-name="P2">9. <text:s/>P1 = A11 B11 = ae</text:p>
      <text:p text:style-name="P2">10. <text:s/>P5 = S1 T1 = (c + d)(f − e) = cf+df−ce−de</text:p>
      <text:p text:style-name="P2">11. <text:s/>P4 = A22 T4 = d (g − h + f − e) = dg−dh+df−de</text:p>
      <text:p text:style-name="P2">12. <text:s/>U2 = P1 + S2 T2 = ae + (c + d − a)(h − f + e) = ch−cf+ce+dh−df+de−ah+af</text:p>
      <text:p text:style-name="P2">13. <text:s/>U3 = U2 + S3 T3 = ce+dh−df+de</text:p>
      <text:p text:style-name="P2">14. <text:s/>U4 = U2 + P5 = ch+dh−ah+af</text:p>
      <text:p text:style-name="P2">15. <text:s/>U5 = U4 + S4 B22 = af+bh <text:s text:c="4"/>= <text:s/>C12</text:p>
      <text:p text:style-name="P2">16. <text:s/>U1 = P1 + A12 B21 = ae+bg <text:s/>= <text:s/>C11</text:p>
      <text:p text:style-name="P2"><text:soft-page-break/>17. <text:s/>U7 = U3 + P5 = dh+cf <text:s text:c="11"/>= <text:s/>C22</text:p>
      <text:p text:style-name="P2">18. <text:s/>U6 = U3 + P4 = ce+dg <text:s text:c="10"/>= <text:s/>C21</text:p>
      <text:p text:style-name="P2"/>
      <text:p text:style-name="P18">Section 3 – Mul/Mad at the smallest level.</text:p>
      <text:p text:style-name="P2"/>
      <text:p text:style-name="P2">In this section we investigate what one level of Strassen would look like if we concentrate entirely on concurrency and speed, ignoring (but still documenting) the pressure on memory footprint.</text:p>
      <text:p text:style-name="P2"/>
      <text:p text:style-name="P2">Phase 1 – Additions for matrix A and Afmt conversions.</text:p>
      <text:p text:style-name="P2">1. <text:s/>S3 = A11 − A21 </text:p>
      <text:p text:style-name="P2">2. <text:s/>S1 = A21 + A22 </text:p>
      <text:p text:style-name="P2">3. <text:s/>S2 = S1 − A11 = A21 + A22 – A11 = A22 – S3</text:p>
      <text:p text:style-name="P2">4. <text:s/>S4 = A12 − S2 </text:p>
      <text:p text:style-name="P2">These four operations can be done in one go, in Dfmt, to produce S1-4. <text:s/>It reads 4 matrices and writes four, <text:span text:style-name="T1">probably </text:span>converting as it goes into Afmt.</text:p>
      <text:p text:style-name="P2"/>
      <text:p text:style-name="P2">Phase 2 – Additions for matrix B and Bfmt conversions.</text:p>
      <text:p text:style-name="P2">5. <text:s/>T1 = B12 − B11 <text:tab/></text:p>
      <text:p text:style-name="P2">6. <text:s/>T3 = B22 − B12 </text:p>
      <text:p text:style-name="P2">7. <text:s/>T2 = B22 − T1 = B22 + B11 – B12 = T3 + B11</text:p>
      <text:p text:style-name="P2">8. <text:s/>T4 = B21 − T2</text:p>
      <text:p text:style-name="P2">Again, these can all be done in one go.</text:p>
      <text:p text:style-name="P2"/>
      <text:p text:style-name="P2">Phase 3 – conversions of A11 A12 A22 B11 B21 B22 if necessary.</text:p>
      <text:p text:style-name="P2"/>
      <text:p text:style-name="P2">Phase 4 – the seven multiplications.</text:p>
      <text:p text:style-name="P2"/>
      <text:p text:style-name="P2">Phase 5 – The eleven additions of the results into the answer.</text:p>
      <text:p text:style-name="P2"/>
      <text:p text:style-name="P2">At its peak (during the multiplications) there are 21 temporary buffers in use, namely 7 for A, 7 for B and 7 for the emerging answers. <text:s/>This is in addition to the 12 holding the input A, B and the output C to receive the accumulations. <text:s/>Multiplication uses four less, since the emerging answers and the accumulations are the same buffers. <text:s/>There are also only 7 additions in phase 5.</text:p>
      <text:p text:style-name="P2"/>
      <text:p text:style-name="P2">If this were recursively used for two levels the multiplications, there would be 49 matrices A, B and C, or 147 buffers need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3-11T04:05:49.034010022</dc:date>
    <meta:editing-duration>P1DT4H43M13S</meta:editing-duration>
    <meta:editing-cycles>150</meta:editing-cycles>
    <meta:generator>LibreOffice/5.1.6.2$Linux_X86_64 LibreOffice_project/10m0$Build-2</meta:generator>
    <meta:printed-by>User </meta:printed-by>
    <meta:print-date>2012-08-06T12:45:35</meta:print-date>
    <meta:document-statistic meta:table-count="2" meta:image-count="0" meta:object-count="0" meta:page-count="7" meta:paragraph-count="259" meta:word-count="1810" meta:character-count="9175" meta:non-whitespace-character-count="7417"/>
  </office:meta>
</office:document-meta>
</file>